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4.5cm" svg:height="6.4cm" svg:x="21.6cm" svg:y="13.5cm">
          <text:p text:style-name="P1">Translated</text:p>
          <text:p text:style-name="P1">Lua</text:p>
          <text:p text:style-name="P1">output</text:p>
          <draw:enhanced-geometry svg:viewBox="0 0 21600 21600" draw:glue-points="10800 0 0 10800 10800 21600 21600 10800" draw:text-areas="0 0 21600 ?f11" draw:mirror-horizontal="false" draw:mirror-vertical="false" draw:type="paper" draw:modifiers="17924.01688513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id="id2" draw:layer="layout" svg:width="3cm" svg:height="3.5cm" svg:x="11.2cm" svg:y="1cm">
          <text:p text:style-name="P1">Sc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3.5cm" svg:height="3.5cm" svg:x="2.8cm" svg:y="1cm">
          <text:p text:style-name="P1">Scheme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3" draw:layer="layout" svg:width="3cm" svg:height="3.5cm" svg:x="11.2cm" svg:y="7.7cm">
          <text:p text:style-name="P1">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3cm" svg:y1="2.75cm" svg:x2="11.2cm" svg:y2="2.75cm" draw:start-shape="id1" draw:end-shape="id2" svg:d="m6300 2750h4900">
          <text:p text:style-name="P1"><text:span text:style-name="T1">Scheme</text:span></text:p>
          <text:p text:style-name="P1">source</text:p>
        </draw:connector>
        <draw:connector draw:style-name="gr4" draw:text-style-name="P1" draw:layer="layout" svg:x1="12.7cm" svg:y1="4.5cm" svg:x2="12.7cm" svg:y2="7.7cm" draw:start-shape="id2" draw:start-glue-point="2" draw:end-shape="id3" draw:end-glue-point="0" svg:d="m12700 4500v3200">
          <text:p text:style-name="P1">Scheme</text:p>
          <text:p text:style-name="P1">tokens</text:p>
        </draw:connector>
        <draw:g draw:id="id4">
          <draw:custom-shape draw:style-name="gr5" draw:text-style-name="P1" draw:layer="layout" svg:width="2cm" svg:height="2cm" svg:x="10.4cm" svg:y="14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1cm" svg:y="14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0.3cm" svg:y="17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1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layer="layout" svg:width="3.47cm" svg:height="2.384cm" svg:x="10.8cm" svg:y="15.6cm">
            <draw:text-box>
              <text:p text:style-name="P1">Translated</text:p>
              <text:p text:style-name="P1">Scheme</text:p>
              <text:p text:style-name="P1">objects</text:p>
            </draw:text-box>
          </draw:frame>
        </draw:g>
        <draw:connector draw:style-name="gr4" draw:text-style-name="P1" draw:layer="layout" svg:x1="12.7cm" svg:y1="11.2cm" svg:x2="12.7cm" svg:y2="14.2cm" draw:start-shape="id3" draw:start-glue-point="2" draw:end-shape="id4" draw:end-glue-point="0" svg:d="m12700 11200v3000">
          <text:p text:style-name="P1">Lua</text:p>
        </draw:connector>
        <draw:connector draw:style-name="gr4" draw:text-style-name="P1" draw:layer="layout" svg:x1="15.1cm" svg:y1="16.7cm" svg:x2="21.6cm" svg:y2="16.7cm" draw:start-shape="id4" draw:end-shape="id5" draw:end-glue-point="3" svg:d="m15100 16700h6500">
          <text:p text:style-name="P1">Self representation</text:p>
          <text:p text:style-name="P1">of objects</text:p>
        </draw:connector>
        <draw:custom-shape draw:style-name="gr7" draw:text-style-name="P1" draw:id="id6" draw:layer="layout" svg:width="3.5cm" svg:height="3.5cm" svg:x="22.1cm" svg:y="4.5cm">
          <text:p text:style-name="P1">Lua</text:p>
          <text:p text:style-name="P1">preamb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svg:x1="23.85cm" svg:y1="8cm" svg:x2="23.85cm" svg:y2="13.5cm" draw:start-shape="id6" draw:end-shape="id5" svg:d="m23850 8000v5500">
          <text:p/>
        </draw:connector>
        <draw:g>
          <draw:custom-shape draw:style-name="gr5" draw:text-style-name="P1" draw:layer="layout" svg:width="0.416cm" svg:height="0.4cm" svg:x="21.721cm" svg:y="16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283cm" svg:y="16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1.7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283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7" draw:text-style-name="P1" draw:layer="layout" svg:width="0.891cm" svg:height="0.884cm" svg:x="23.4cm" svg:y="13.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rge Boyle</meta:initial-creator>
    <meta:creation-date>2010-03-25T03:16:25</meta:creation-date>
    <dc:date>2010-03-25T03:54:07</dc:date>
    <dc:creator>George Boyle</dc:creator>
    <meta:editing-duration>PT00H06M43S</meta:editing-duration>
    <meta:editing-cycles>1</meta:editing-cycles>
    <meta:document-statistic meta:object-count="22"/>
    <meta:generator>OpenOffice.org/3.1$Unix OpenOffice.org_project/310m19$Build-9420</meta:generator>
  </office:meta>
</office:document-meta>
</file>